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6d5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kdir titanic</text:p>
      <text:p text:style-name="P1">cd titanic</text:p>
      <text:p text:style-name="P1">ls</text:p>
      <text:p text:style-name="P1">hadoop fs -mkdir /Mapreduce2</text:p>
      <text:p text:style-name="P1">hadoop fs -copyFromLocal /home/edureka/Desktop/titanic /Mapreduce2</text:p>
      <text:p text:style-name="P1">cd ..</text:p>
      <text:p text:style-name="P1">hadoop jar Titanic.jar</text:p>
      <text:p text:style-name="P1">hadoop jar Titanic.jar Female_survived /Mapreduce2/titanic /Mapreduce2/Output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reka </meta:initial-creator>
    <meta:creation-date>2022-11-09T17:50:27</meta:creation-date>
    <dc:date>2022-11-09T17:51:38</dc:date>
    <dc:creator>edureka </dc:creator>
    <meta:editing-duration>P0D</meta:editing-duration>
    <meta:editing-cycles>1</meta:editing-cycles>
    <meta:document-statistic meta:table-count="0" meta:image-count="0" meta:object-count="0" meta:page-count="1" meta:paragraph-count="8" meta:word-count="25" meta:character-count="231" meta:non-whitespace-character-count="206"/>
    <meta:generator>LibreOffice/4.0.4.2$Linux_x86 LibreOffice_project/400m0$Build-2</meta:generator>
  </office:meta>
</office:document-meta>
</file>